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thu.nguyen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u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u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thu.nguyen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u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u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u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u.nguyen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 table:number-columns-repeated="10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